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152cm" draw:fill="none" draw:textarea-vertical-align="middle"/>
    </style:style>
    <style:style style:name="gr3" style:family="graphic" style:parent-style-name="objectwithoutfill">
      <style:graphic-properties draw:marker-end="Arrow" draw:marker-end-width="0cm" draw:fill="none" draw:textarea-vertical-align="middle"/>
    </style:style>
    <style:style style:name="gr4" style:family="graphic" style:parent-style-name="standard">
      <style:graphic-properties svg:stroke-color="#000000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778cm"/>
    </style:style>
    <style:style style:name="gr6" style:family="graphic" style:parent-style-name="standard">
      <style:graphic-properties draw:stroke="none" svg:stroke-color="#000000" draw:fill="none" draw:fill-color="#ffffff" fo:min-height="0.889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8pt" style:font-size-asian="8pt" style:font-size-complex="8pt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397cm" svg:height="0.254cm" svg:x="3.032cm" svg:y="3.152cm">
          <text:p text:style-name="P1"><text:span text:style-name="T1">2 Res 3x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97cm" svg:height="0.254cm" svg:x="4.81cm" svg:y="3.533cm">
          <text:p text:style-name="P1"><text:span text:style-name="T1">2 Res 3x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.397cm" svg:height="0.254cm" svg:x="4.81cm" svg:y="3.533cm">
          <text:p text:style-name="P1"><text:span text:style-name="T1">2 Res 3x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97cm" svg:height="0.254cm" svg:x="6.588cm" svg:y="3.914cm">
          <text:p text:style-name="P1"><text:span text:style-name="T1">2 Res 3x3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draw:line-skew="-0.373cm 0.248cm" svg:x1="4.429cm" svg:y1="3.279cm" svg:x2="4.81cm" svg:y2="3.66cm" draw:start-shape="id1" draw:start-glue-point="1" draw:end-shape="id2" draw:end-glue-point="3" svg:d="M4429 3279h127v381h254" svg:viewBox="0 0 382 382">
          <text:p/>
        </draw:connector>
        <draw:connector draw:style-name="gr2" draw:text-style-name="P2" xml:id="id7" draw:id="id7" draw:layer="layout" draw:type="lines" draw:line-skew="-0.373cm 0.248cm" svg:x1="6.207cm" svg:y1="3.66cm" svg:x2="6.588cm" svg:y2="4.041cm" svg:d="M6207 3660h127v381h254" svg:viewBox="0 0 382 382">
          <text:p/>
        </draw:connector>
        <draw:connector draw:style-name="gr2" draw:text-style-name="P2" xml:id="id9" draw:id="id9" draw:layer="layout" draw:type="lines" draw:line-skew="-0.373cm 0.248cm" svg:x1="7.985cm" svg:y1="4.041cm" svg:x2="8.366cm" svg:y2="4.422cm" svg:d="M7985 4041h127v381h254" svg:viewBox="0 0 382 382">
          <text:p/>
        </draw:connector>
        <draw:custom-shape draw:style-name="gr1" draw:text-style-name="P1" xml:id="id3" draw:id="id3" draw:layer="layout" svg:width="1.397cm" svg:height="0.254cm" svg:x="8.366cm" svg:y="4.295cm">
          <text:p text:style-name="P1"><text:span text:style-name="T1">2 Res 3x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97cm" svg:height="0.254cm" svg:x="10.144cm" svg:y="4.676cm">
          <text:p text:style-name="P1"><text:span text:style-name="T1">2 Res 3x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.397cm" svg:height="0.254cm" svg:x="10.144cm" svg:y="4.676cm">
          <text:p text:style-name="P1"><text:span text:style-name="T1">2 Res 3x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97cm" svg:height="0.254cm" svg:x="11.922cm" svg:y="5.057cm">
          <text:p text:style-name="P1"><text:span text:style-name="T1">2 Res 3x3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draw:line-skew="-0.373cm 0.248cm" svg:x1="9.763cm" svg:y1="4.422cm" svg:x2="10.144cm" svg:y2="4.803cm" draw:start-shape="id3" draw:start-glue-point="1" draw:end-shape="id4" draw:end-glue-point="3" svg:d="M9763 4422h127v381h254" svg:viewBox="0 0 382 382">
          <text:p/>
        </draw:connector>
        <draw:connector draw:style-name="gr2" draw:text-style-name="P2" xml:id="id12" draw:id="id12" draw:layer="layout" draw:type="lines" draw:line-skew="-0.373cm 0.248cm" svg:x1="11.541cm" svg:y1="4.803cm" svg:x2="11.922cm" svg:y2="5.184cm" svg:d="M11541 4803h127v381h254" svg:viewBox="0 0 382 382">
          <text:p/>
        </draw:connector>
        <draw:connector draw:style-name="gr2" draw:text-style-name="P2" xml:id="id14" draw:id="id14" draw:layer="layout" draw:type="lines" draw:line-skew="-0.373cm 0.248cm" svg:x1="13.319cm" svg:y1="5.184cm" svg:x2="13.7cm" svg:y2="5.565cm" svg:d="M13319 5184h127v381h254" svg:viewBox="0 0 382 382">
          <text:p/>
        </draw:connector>
        <draw:custom-shape draw:style-name="gr1" draw:text-style-name="P1" draw:layer="layout" svg:width="1.397cm" svg:height="0.254cm" svg:x="13.7cm" svg:y="5.438cm">
          <text:p text:style-name="P1"><text:span text:style-name="T1">2 Res 3x3</text:span></text:p>
          <draw:enhanced-geometry svg:viewBox="0 0 21600 21600" draw:type="rectangle" draw:enhanced-path="M 0 0 L 21600 0 21600 21600 0 21600 0 0 Z N"/>
        </draw:custom-shape>
        <draw:connector draw:style-name="gr2" draw:text-style-name="P2" xml:id="id16" draw:id="id16" draw:layer="layout" draw:type="lines" draw:line-skew="-0.373cm 0.248cm" svg:x1="15.097cm" svg:y1="5.565cm" svg:x2="15.478cm" svg:y2="5.946cm" svg:d="M15097 5565h127v381h254" svg:viewBox="0 0 382 382">
          <text:p/>
        </draw:connector>
        <draw:custom-shape draw:style-name="gr1" draw:text-style-name="P1" xml:id="id5" draw:id="id5" draw:layer="layout" svg:width="1.397cm" svg:height="0.254cm" svg:x="15.478cm" svg:y="5.819cm">
          <text:p text:style-name="P1"><text:span text:style-name="T1">2 Res 3x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397cm" svg:height="0.254cm" svg:x="17.256cm" svg:y="5.438cm">
          <text:p text:style-name="P1"><text:span text:style-name="T1">2 Res 3x3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draw:line-skew="-0.373cm 0.248cm" svg:x1="16.875cm" svg:y1="5.946cm" svg:x2="17.256cm" svg:y2="5.565cm" draw:start-shape="id5" draw:start-glue-point="1" draw:end-shape="id6" draw:end-glue-point="3" svg:d="M16875 5946h127v-381h254" svg:viewBox="0 0 382 382">
          <text:p/>
        </draw:connector>
        <draw:connector draw:style-name="gr2" draw:text-style-name="P2" draw:layer="layout" draw:type="lines" draw:line-skew="-0.373cm 0.248cm" svg:x1="18.653cm" svg:y1="5.565cm" svg:x2="19.034cm" svg:y2="5.184cm" svg:d="M18653 5565h127v-381h254" svg:viewBox="0 0 382 382">
          <text:p/>
        </draw:connector>
        <draw:custom-shape draw:style-name="gr1" draw:text-style-name="P1" xml:id="id15" draw:id="id15" draw:layer="layout" svg:width="1.397cm" svg:height="0.254cm" svg:x="19.034cm" svg:y="5.057cm">
          <text:p text:style-name="P1"><text:span text:style-name="T1">2 Res 3x3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draw:line-skew="-0.373cm 0.248cm" svg:x1="20.431cm" svg:y1="5.184cm" svg:x2="20.812cm" svg:y2="4.803cm" svg:d="M20431 5184h127v-381h254" svg:viewBox="0 0 382 382">
          <text:p/>
        </draw:connector>
        <draw:custom-shape draw:style-name="gr1" draw:text-style-name="P1" xml:id="id13" draw:id="id13" draw:layer="layout" svg:width="1.397cm" svg:height="0.254cm" svg:x="20.812cm" svg:y="4.676cm">
          <text:p text:style-name="P1"><text:span text:style-name="T1">2 Res 3x3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draw:line-skew="-0.373cm 0.248cm" svg:x1="22.209cm" svg:y1="4.803cm" svg:x2="22.59cm" svg:y2="4.422cm" svg:d="M22209 4803h127v-381h254" svg:viewBox="0 0 382 382">
          <text:p/>
        </draw:connector>
        <draw:custom-shape draw:style-name="gr1" draw:text-style-name="P1" xml:id="id11" draw:id="id11" draw:layer="layout" svg:width="1.397cm" svg:height="0.254cm" svg:x="22.59cm" svg:y="4.295cm">
          <text:p text:style-name="P1"><text:span text:style-name="T1">2 Res 3x3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draw:line-skew="-0.373cm 0.248cm" svg:x1="23.987cm" svg:y1="4.422cm" svg:x2="24.368cm" svg:y2="4.041cm" svg:d="M23987 4422h127v-381h254" svg:viewBox="0 0 382 382">
          <text:p/>
        </draw:connector>
        <draw:custom-shape draw:style-name="gr1" draw:text-style-name="P1" xml:id="id10" draw:id="id10" draw:layer="layout" svg:width="1.397cm" svg:height="0.254cm" svg:x="24.368cm" svg:y="3.914cm">
          <text:p text:style-name="P1"><text:span text:style-name="T1">2 Res 3x3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draw:line-skew="-0.373cm 0.248cm" svg:x1="25.765cm" svg:y1="4.041cm" svg:x2="26.146cm" svg:y2="3.66cm" svg:d="M25765 4041h127v-381h254" svg:viewBox="0 0 382 382">
          <text:p/>
        </draw:connector>
        <draw:custom-shape draw:style-name="gr1" draw:text-style-name="P1" xml:id="id8" draw:id="id8" draw:layer="layout" svg:width="1.397cm" svg:height="0.254cm" svg:x="26.146cm" svg:y="3.533cm">
          <text:p text:style-name="P1"><text:span text:style-name="T1">2 Res 3x3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draw:line-skew="-0.373cm 0.248cm" svg:x1="27.543cm" svg:y1="3.66cm" svg:x2="27.924cm" svg:y2="3.279cm" svg:d="M27543 3660h127v-381h254" svg:viewBox="0 0 382 382">
          <text:p/>
        </draw:connector>
        <draw:custom-shape draw:style-name="gr1" draw:text-style-name="P1" xml:id="id17" draw:id="id17" draw:layer="layout" svg:width="1.397cm" svg:height="0.254cm" svg:x="27.924cm" svg:y="3.152cm">
          <text:p text:style-name="P1"><text:span text:style-name="T1">2 Res 3x3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429cm" svg:y1="3.279cm" svg:x2="27.924cm" svg:y2="3.279cm">
          <text:p/>
        </draw:line>
        <draw:connector draw:style-name="gr4" draw:text-style-name="P2" draw:layer="layout" draw:line-skew="0.501cm" svg:x1="6.207cm" svg:y1="3.66cm" svg:x2="26.146cm" svg:y2="3.66cm" draw:start-shape="id7" draw:start-glue-point="2" draw:end-shape="id8" draw:end-glue-point="3" svg:d="M6207 3660h10159 9780" svg:viewBox="0 0 19940 1">
          <text:p/>
        </draw:connector>
        <draw:connector draw:style-name="gr4" draw:text-style-name="P2" draw:layer="layout" draw:line-skew="0.501cm" svg:x1="7.985cm" svg:y1="4.041cm" svg:x2="24.368cm" svg:y2="4.041cm" draw:start-shape="id9" draw:start-glue-point="2" draw:end-shape="id10" draw:end-glue-point="3" svg:d="M7985 4041h8381 8002" svg:viewBox="0 0 16384 1">
          <text:p/>
        </draw:connector>
        <draw:connector draw:style-name="gr4" draw:text-style-name="P2" draw:layer="layout" svg:x1="9.763cm" svg:y1="4.422cm" svg:x2="22.59cm" svg:y2="4.422cm" draw:start-shape="id3" draw:start-glue-point="1" draw:end-shape="id11" draw:end-glue-point="3" svg:d="M9763 4422h12827" svg:viewBox="0 0 12828 1">
          <text:p/>
        </draw:connector>
        <draw:connector draw:style-name="gr4" draw:text-style-name="P2" draw:layer="layout" draw:line-skew="0.501cm" svg:x1="11.541cm" svg:y1="4.803cm" svg:x2="20.812cm" svg:y2="4.803cm" draw:start-shape="id12" draw:start-glue-point="2" draw:end-shape="id13" draw:end-glue-point="3" svg:d="M11541 4803h4825 4446" svg:viewBox="0 0 9272 1">
          <text:p/>
        </draw:connector>
        <draw:connector draw:style-name="gr4" draw:text-style-name="P2" draw:layer="layout" draw:line-skew="0.501cm" svg:x1="13.319cm" svg:y1="5.184cm" svg:x2="19.034cm" svg:y2="5.184cm" draw:start-shape="id14" draw:start-glue-point="2" draw:end-shape="id15" draw:end-glue-point="3" svg:d="M13319 5184h3047 2668" svg:viewBox="0 0 5716 1">
          <text:p/>
        </draw:connector>
        <draw:connector draw:style-name="gr4" draw:text-style-name="P2" draw:layer="layout" draw:line-skew="0.501cm" svg:x1="15.097cm" svg:y1="5.565cm" svg:x2="17.256cm" svg:y2="5.565cm" draw:start-shape="id16" draw:start-glue-point="2" draw:end-shape="id6" draw:end-glue-point="3" svg:d="M15097 5565h1269 890" svg:viewBox="0 0 2160 1">
          <text:p/>
        </draw:connector>
        <draw:custom-shape draw:style-name="gr1" draw:text-style-name="P1" xml:id="id18" draw:id="id18" draw:layer="layout" svg:width="1.397cm" svg:height="0.254cm" svg:x="29.702cm" svg:y="3.152cm">
          <text:p text:style-name="P1"><text:span text:style-name="T1">Conv 3x3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9.321cm" svg:y1="3.279cm" svg:x2="29.702cm" svg:y2="3.279cm" draw:start-shape="id17" draw:start-glue-point="1" draw:end-shape="id18" draw:end-glue-point="3" svg:d="M29321 3279h381" svg:viewBox="0 0 382 1">
          <text:p/>
        </draw:connector>
        <draw:frame draw:style-name="gr5" draw:text-style-name="P3" draw:layer="layout" svg:width="11.557cm" svg:height="2.028cm" svg:x="11.668cm" svg:y="0.877cm">
          <draw:text-box>
            <text:p text:style-name="P3"><text:span text:style-name="T2">Flow Prediction Network</text:span></text:p>
          </draw:text-box>
        </draw:frame>
        <draw:frame draw:style-name="gr6" draw:layer="layout" svg:width="3.937cm" svg:height="1.139cm" svg:x="15.478cm" svg:y="1.893cm">
          <draw:text-box>
            <text:p>2D</text:p>
          </draw:text-box>
        </draw:frame>
        <draw:custom-shape draw:style-name="gr1" draw:text-style-name="P1" xml:id="id19" draw:id="id19" draw:layer="layout" svg:width="1.651cm" svg:height="0.254cm" svg:x="5.191cm" svg:y="7.865cm">
          <text:p text:style-name="P1"><text:span text:style-name="T1">2 Res 3x3x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97cm" svg:height="0.254cm" svg:x="7.223cm" svg:y="8.246cm">
          <text:p text:style-name="P1"><text:span text:style-name="T1">2 Res 3x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0" draw:id="id20" draw:layer="layout" svg:width="1.651cm" svg:height="0.254cm" svg:x="7.223cm" svg:y="8.246cm">
          <text:p text:style-name="P1"><text:span text:style-name="T1">2 Res 3x3x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9" draw:id="id29" draw:layer="layout" svg:width="1.651cm" svg:height="0.254cm" svg:x="9.255cm" svg:y="8.627cm">
          <text:p text:style-name="P1"><text:span text:style-name="T1">2 Res 3x3x3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draw:line-skew="-0.373cm 0.248cm" svg:x1="6.842cm" svg:y1="7.992cm" svg:x2="7.223cm" svg:y2="8.373cm" draw:start-shape="id19" draw:start-glue-point="1" draw:end-shape="id20" draw:end-glue-point="3" svg:d="M6842 7992h127v381h254" svg:viewBox="0 0 382 382">
          <text:p/>
        </draw:connector>
        <draw:connector draw:style-name="gr2" draw:text-style-name="P2" xml:id="id27" draw:id="id27" draw:layer="layout" draw:type="lines" draw:line-skew="-0.373cm 0.248cm" svg:x1="8.874cm" svg:y1="8.373cm" svg:x2="9.255cm" svg:y2="8.754cm" svg:d="M8874 8373h127v381h254" svg:viewBox="0 0 382 382">
          <text:p/>
        </draw:connector>
        <draw:connector draw:style-name="gr2" draw:text-style-name="P2" draw:layer="layout" draw:type="lines" draw:line-skew="-0.373cm 0.248cm" svg:x1="10.906cm" svg:y1="8.754cm" svg:x2="11.287cm" svg:y2="9.135cm" svg:d="M10906 8754h127v381h254" svg:viewBox="0 0 382 382">
          <text:p/>
        </draw:connector>
        <draw:custom-shape draw:style-name="gr1" draw:text-style-name="P1" xml:id="id21" draw:id="id21" draw:layer="layout" svg:width="1.651cm" svg:height="0.254cm" svg:x="11.287cm" svg:y="9.008cm">
          <text:p text:style-name="P1"><text:span text:style-name="T1">2 Res 3x3x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2" draw:id="id22" draw:layer="layout" svg:width="1.651cm" svg:height="0.254cm" svg:x="13.319cm" svg:y="9.389cm">
          <text:p text:style-name="P1"><text:span text:style-name="T1">2 Res 3x3x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51cm" svg:height="0.254cm" svg:x="15.351cm" svg:y="9.77cm">
          <text:p text:style-name="P1"><text:span text:style-name="T1">2 Res 3x3x3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draw:line-skew="-0.373cm 0.248cm" svg:x1="12.938cm" svg:y1="9.135cm" svg:x2="13.319cm" svg:y2="9.516cm" draw:start-shape="id21" draw:start-glue-point="1" draw:end-shape="id22" draw:end-glue-point="3" svg:d="M12938 9135h127v381h254" svg:viewBox="0 0 382 382">
          <text:p/>
        </draw:connector>
        <draw:connector draw:style-name="gr2" draw:text-style-name="P2" draw:layer="layout" draw:type="lines" draw:line-skew="-0.373cm 0.248cm" svg:x1="14.97cm" svg:y1="9.516cm" svg:x2="15.351cm" svg:y2="9.897cm" svg:d="M14970 9516h127v381h254" svg:viewBox="0 0 382 382">
          <text:p/>
        </draw:connector>
        <draw:connector draw:style-name="gr2" draw:text-style-name="P2" draw:layer="layout" draw:type="lines" draw:line-skew="-0.373cm 0.248cm" svg:x1="17.002cm" svg:y1="9.897cm" svg:x2="17.383cm" svg:y2="9.516cm" svg:d="M17002 9897h127v-381h254" svg:viewBox="0 0 382 382">
          <text:p/>
        </draw:connector>
        <draw:custom-shape draw:style-name="gr1" draw:text-style-name="P1" xml:id="id32" draw:id="id32" draw:layer="layout" svg:width="1.651cm" svg:height="0.254cm" svg:x="17.383cm" svg:y="9.389cm">
          <text:p text:style-name="P1"><text:span text:style-name="T1">2 Res 3x3x3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draw:line-skew="-0.373cm 0.248cm" svg:x1="19.034cm" svg:y1="9.516cm" svg:x2="19.415cm" svg:y2="9.135cm" svg:d="M19034 9516h127v-381h254" svg:viewBox="0 0 382 382">
          <text:p/>
        </draw:connector>
        <draw:custom-shape draw:style-name="gr1" draw:text-style-name="P1" xml:id="id31" draw:id="id31" draw:layer="layout" svg:width="1.651cm" svg:height="0.254cm" svg:x="19.415cm" svg:y="9.008cm">
          <text:p text:style-name="P1"><text:span text:style-name="T1">2 Res 3x3x3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draw:line-skew="-0.373cm 0.248cm" svg:x1="21.066cm" svg:y1="9.135cm" svg:x2="21.447cm" svg:y2="8.754cm" svg:d="M21066 9135h127v-381h254" svg:viewBox="0 0 382 382">
          <text:p/>
        </draw:connector>
        <draw:custom-shape draw:style-name="gr1" draw:text-style-name="P1" xml:id="id30" draw:id="id30" draw:layer="layout" svg:width="1.651cm" svg:height="0.254cm" svg:x="21.447cm" svg:y="8.627cm">
          <text:p text:style-name="P1"><text:span text:style-name="T1">2 Res 3x3x3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draw:line-skew="-0.373cm 0.248cm" svg:x1="23.098cm" svg:y1="8.754cm" svg:x2="23.479cm" svg:y2="8.373cm" svg:d="M23098 8754h127v-381h254" svg:viewBox="0 0 382 382">
          <text:p/>
        </draw:connector>
        <draw:custom-shape draw:style-name="gr1" draw:text-style-name="P1" xml:id="id28" draw:id="id28" draw:layer="layout" svg:width="1.651cm" svg:height="0.254cm" svg:x="23.479cm" svg:y="8.246cm">
          <text:p text:style-name="P1"><text:span text:style-name="T1">2 Res 3x3x3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draw:line-skew="-0.373cm 0.248cm" svg:x1="25.13cm" svg:y1="8.373cm" svg:x2="25.511cm" svg:y2="7.992cm" svg:d="M25130 8373h127v-381h254" svg:viewBox="0 0 382 382">
          <text:p/>
        </draw:connector>
        <draw:custom-shape draw:style-name="gr1" draw:text-style-name="P1" xml:id="id23" draw:id="id23" draw:layer="layout" svg:width="1.651cm" svg:height="0.254cm" svg:x="25.511cm" svg:y="7.865cm">
          <text:p text:style-name="P1"><text:span text:style-name="T1">2 Res 3x3x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4" draw:id="id24" draw:layer="layout" svg:width="1.651cm" svg:height="0.254cm" svg:x="27.543cm" svg:y="7.865cm">
          <text:p text:style-name="P1"><text:span text:style-name="T1">Conv 3x3x3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7.162cm" svg:y1="7.992cm" svg:x2="27.543cm" svg:y2="7.992cm" draw:start-shape="id23" draw:start-glue-point="1" draw:end-shape="id24" draw:end-glue-point="3" svg:d="M27162 7992h381" svg:viewBox="0 0 382 1">
          <text:p/>
        </draw:connector>
        <draw:custom-shape draw:style-name="gr1" draw:text-style-name="P1" draw:layer="layout" svg:width="1.397cm" svg:height="0.254cm" svg:x="1cm" svg:y="3.152cm">
          <text:p text:style-name="P1"><text:span text:style-name="T1">Boundary</text:span></text:p>
          <draw:enhanced-geometry svg:viewBox="0 0 21600 21600" draw:type="rectangle" draw:enhanced-path="M 0 0 L 21600 0 21600 21600 0 21600 0 0 Z N"/>
        </draw:custom-shape>
        <draw:line draw:style-name="gr2" draw:text-style-name="P2" xml:id="id25" draw:id="id25" draw:layer="layout" svg:x1="2.397cm" svg:y1="3.279cm" svg:x2="3.032cm" svg:y2="3.279cm">
          <text:p/>
        </draw:line>
        <draw:connector draw:style-name="gr2" draw:text-style-name="P2" draw:layer="layout" draw:line-skew="0.254cm" svg:x1="2.714cm" svg:y1="3.279cm" svg:x2="31.734cm" svg:y2="3.025cm" draw:start-shape="id25" draw:start-glue-point="0" draw:end-shape="id26" draw:end-glue-point="4" svg:d="M2714 3279v-501h29020v247" svg:viewBox="0 0 29021 502">
          <text:p/>
        </draw:connector>
        <draw:custom-shape draw:style-name="gr7" draw:text-style-name="P2" xml:id="id26" draw:id="id26" draw:layer="layout" svg:width="0.508cm" svg:height="0.508cm" svg:x="31.48cm" svg:y="3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254cm" svg:height="0.254cm" svg:x="31.607cm" svg:y="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31.099cm" svg:y1="3.279cm" svg:x2="31.48cm" svg:y2="3.279cm" svg:d="M31099 3279h381" svg:viewBox="0 0 382 1">
          <text:p/>
        </draw:connector>
        <draw:line draw:style-name="gr2" draw:text-style-name="P2" draw:layer="layout" svg:x1="31.988cm" svg:y1="3.279cm" svg:x2="32.369cm" svg:y2="3.279cm">
          <text:p/>
        </draw:line>
        <draw:custom-shape draw:style-name="gr1" draw:text-style-name="P1" draw:layer="layout" svg:width="1.397cm" svg:height="0.254cm" svg:x="32.369cm" svg:y="3.152cm">
          <text:p text:style-name="P1"><text:span text:style-name="T1">Flow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318cm" svg:height="0.381cm" svg:x="29.575cm" svg:y="3.787cm">
          <text:p text:style-name="P1"><text:span text:style-name="T1">Set Flow to zero on boundary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6.842cm" svg:y1="7.992cm" svg:x2="25.511cm" svg:y2="7.992cm" draw:start-shape="id19" draw:start-glue-point="1" draw:end-shape="id23" draw:end-glue-point="3" svg:d="M6842 7992h18669" svg:viewBox="0 0 18670 1">
          <text:p/>
        </draw:connector>
        <draw:connector draw:style-name="gr2" draw:text-style-name="P2" draw:layer="layout" draw:type="line" svg:x1="8.874cm" svg:y1="8.373cm" svg:x2="23.479cm" svg:y2="8.373cm" draw:start-shape="id27" draw:start-glue-point="2" draw:end-shape="id28" draw:end-glue-point="3" svg:d="M8874 8373h14605" svg:viewBox="0 0 14606 1">
          <text:p/>
        </draw:connector>
        <draw:connector draw:style-name="gr2" draw:text-style-name="P2" draw:layer="layout" draw:type="line" svg:x1="10.906cm" svg:y1="8.754cm" svg:x2="21.447cm" svg:y2="8.754cm" draw:start-shape="id29" draw:end-shape="id30" draw:end-glue-point="3" svg:d="M10906 8754h10541" svg:viewBox="0 0 10542 1">
          <text:p/>
        </draw:connector>
        <draw:connector draw:style-name="gr2" draw:text-style-name="P2" draw:layer="layout" draw:type="line" svg:x1="12.938cm" svg:y1="9.135cm" svg:x2="19.415cm" svg:y2="9.135cm" draw:start-shape="id21" draw:start-glue-point="1" draw:end-shape="id31" draw:end-glue-point="3" svg:d="M12938 9135h6477" svg:viewBox="0 0 6478 1">
          <text:p/>
        </draw:connector>
        <draw:connector draw:style-name="gr2" draw:text-style-name="P2" draw:layer="layout" draw:type="line" svg:x1="14.97cm" svg:y1="9.516cm" svg:x2="17.383cm" svg:y2="9.516cm" draw:start-shape="id22" draw:end-shape="id32" draw:end-glue-point="3" svg:d="M14970 9516h2413" svg:viewBox="0 0 2414 1">
          <text:p/>
        </draw:connector>
        <draw:custom-shape draw:style-name="gr7" draw:text-style-name="P2" xml:id="id34" draw:id="id34" draw:layer="layout" svg:width="0.508cm" svg:height="0.508cm" svg:x="29.575cm" svg:y="7.7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254cm" svg:height="0.254cm" svg:x="29.702cm" svg:y="7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29.194cm" svg:y1="7.992cm" svg:x2="29.575cm" svg:y2="7.992cm" svg:d="M29194 7992h381" svg:viewBox="0 0 382 1">
          <text:p/>
        </draw:connector>
        <draw:line draw:style-name="gr2" draw:text-style-name="P2" draw:layer="layout" svg:x1="30.083cm" svg:y1="7.992cm" svg:x2="30.464cm" svg:y2="7.992cm">
          <text:p/>
        </draw:line>
        <draw:custom-shape draw:style-name="gr1" draw:text-style-name="P1" draw:layer="layout" svg:width="1.397cm" svg:height="0.254cm" svg:x="30.464cm" svg:y="7.865cm">
          <text:p text:style-name="P1"><text:span text:style-name="T1">Flow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318cm" svg:height="0.381cm" svg:x="27.67cm" svg:y="8.5cm">
          <text:p text:style-name="P1"><text:span text:style-name="T1">Set Flow to zero on boundary</text:span></text:p>
          <draw:enhanced-geometry svg:viewBox="0 0 21600 21600" draw:type="rectangle" draw:enhanced-path="M 0 0 L 21600 0 21600 21600 0 21600 0 0 Z N"/>
        </draw:custom-shape>
        <draw:frame draw:style-name="gr6" draw:layer="layout" svg:width="3.937cm" svg:height="1.139cm" svg:x="15.478cm" svg:y="6.588cm">
          <draw:text-box>
            <text:p>3D</text:p>
          </draw:text-box>
        </draw:frame>
        <draw:custom-shape draw:style-name="gr1" draw:text-style-name="P1" draw:layer="layout" svg:width="1.397cm" svg:height="0.254cm" svg:x="3.159cm" svg:y="7.858cm">
          <text:p text:style-name="P1"><text:span text:style-name="T1">Boundary</text:span></text:p>
          <draw:enhanced-geometry svg:viewBox="0 0 21600 21600" draw:type="rectangle" draw:enhanced-path="M 0 0 L 21600 0 21600 21600 0 21600 0 0 Z N"/>
        </draw:custom-shape>
        <draw:line draw:style-name="gr2" draw:text-style-name="P2" xml:id="id33" draw:id="id33" draw:layer="layout" svg:x1="4.556cm" svg:y1="7.985cm" svg:x2="5.191cm" svg:y2="7.985cm">
          <text:p/>
        </draw:line>
        <draw:connector draw:style-name="gr2" draw:text-style-name="P2" draw:layer="layout" draw:line-skew="0.24cm" svg:x1="4.873cm" svg:y1="7.985cm" svg:x2="29.829cm" svg:y2="7.738cm" draw:start-shape="id33" draw:start-glue-point="0" draw:end-shape="id34" draw:end-glue-point="4" svg:d="M4873 7985v-508h24956v261" svg:viewBox="0 0 24957 50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4.95cm" fo:page-height="11.0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1T16:38:37.057736302</meta:creation-date>
    <dc:date>2017-10-11T17:31:22.500188736</dc:date>
    <meta:editing-duration>PT6M26S</meta:editing-duration>
    <meta:editing-cycles>1</meta:editing-cycles>
    <meta:document-statistic meta:object-count="90"/>
    <meta:generator>LibreOffice/4.2.8.2$Linux_X86_64 LibreOffice_project/420m0$Build-2</meta:generator>
  </office:meta>
</office:document-meta>
</file>